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0.5pt" fo:font-weight="bold" style:font-name-asian="MicrosoftSansSerif" style:font-size-asian="10.5pt" style:font-weight-asian="bold" style:font-name-complex="MicrosoftSansSerif" style:font-size-complex="10.5pt" style:font-weight-complex="bold"/>
    </style:style>
    <style:style style:name="P3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0.5pt" style:font-name-asian="MicrosoftSansSerif" style:font-size-asian="10.5pt" style:font-name-complex="MicrosoftSansSerif" style:font-size-complex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lack Bean Burritos</text:p>
      <text:p text:style-name="P2"/>
      <text:p text:style-name="P3">6 c cooked black beans</text:p>
      <text:p text:style-name="P3">2 c salsa</text:p>
      <text:p text:style-name="P3">1 c shredded carrots</text:p>
      <text:p text:style-name="P3">8 oz. cream cheese</text:p>
      <text:p text:style-name="P3">6 to 8 whole wheat tortillas</text:p>
      <text:p text:style-name="P3">6 c cheese</text:p>
      <text:p text:style-name="P3"/>
      <text:p text:style-name="P3">This recipe makes a large 11x15 casserole. If this is too much for your family I would recommend</text:p>
      <text:p text:style-name="P3">that you make 2 of them in a 9x9 casserole dish and freeze one, unbaked. In the morning I get my</text:p>
      <text:p text:style-name="P3">black beans cooking. It takes approx. 3 cups dry beans to have 6 cups cooked beans (you may have</text:p>
      <text:p text:style-name="P3">a few left over that can be frozen and added to soup in the future). I cook my 3 cups beans in about</text:p>
      <text:p text:style-name="P3">12 cups water and 1 T. salt for 2 ½ to 3 hours. After these have cooked you can then assemble your</text:p>
      <text:p text:style-name="P3">meal or refrigerate them and do it later in the afternoon.</text:p>
      <text:p text:style-name="P3"/>
      <text:p text:style-name="P3">Mix your black beans (with some of the liquid from cooking, don’t make it too soupy, you can always</text:p>
      <text:p text:style-name="P3">add more water if needed), salsa and shredded carrots together and simmer for about 15 minutes to</text:p>
      <text:p text:style-name="P3">give the carrots time to soften up. Add the cream cheese and stir and mix until the cream cheese</text:p>
      <text:p text:style-name="P3">has melted and is mixed in well. Grease your baking pan (or pans) and begin to make layers like</text:p>
      <text:p text:style-name="P3">lasagna. First layer is tortillas, next is bean mixture, next is cheese, and then you start with tortillas</text:p>
      <text:p text:style-name="P3">again, ending with cheese. Bake this at 350 for about 30 to 35 minutes until it is nice and hot and</text:p>
      <text:p text:style-name="P3">bubbly.</text:p>
      <text:p text:style-name="P3"/>
      <text:p text:style-name="P3">Serve this with extra salsa on the side and sour cream, if desired. I serve homemade cornbread and</text:p>
      <text:p text:style-name="P3">a nice garden salad to round out this meal.</text:p>
      <text:p text:style-name="P3"/>
      <text:p text:style-name="P3">You could use hamburger in this meal if you wanted to and reduce the beans by the volume of</text:p>
      <text:p text:style-name="P3">hamburger used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5T19:46:48.65</meta:creation-date>
    <meta:document-statistic meta:table-count="0" meta:image-count="0" meta:object-count="0" meta:page-count="1" meta:paragraph-count="24" meta:word-count="304" meta:character-count="1516"/>
    <dc:date>2017-05-06T11:35:55.73</dc:date>
    <dc:creator>Crystal Miller</dc:creator>
    <meta:editing-duration>PT15H49M7S</meta:editing-duration>
    <meta:editing-cycles>1</meta:editing-cycles>
    <meta:generator>OpenOffice/4.1.1$Win32 OpenOffice.org_project/411m6$Build-9775</meta:generator>
  </office:meta>
</office:document-meta>
</file>